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7ba3" officeooo:paragraph-rsid="00057ba3"/>
    </style:style>
    <style:style style:name="P2" style:family="paragraph" style:parent-style-name="Standard">
      <style:text-properties officeooo:rsid="00057ba3" officeooo:paragraph-rsid="0006d71f"/>
    </style:style>
    <style:style style:name="P3" style:family="paragraph" style:parent-style-name="Standard">
      <style:text-properties officeooo:rsid="00057ba3" officeooo:paragraph-rsid="0009a04a"/>
    </style:style>
    <style:style style:name="P4" style:family="paragraph" style:parent-style-name="Standard">
      <style:text-properties officeooo:rsid="0006d71f" officeooo:paragraph-rsid="0006d71f"/>
    </style:style>
    <style:style style:name="P5" style:family="paragraph" style:parent-style-name="Standard">
      <style:text-properties officeooo:rsid="0006d71f" officeooo:paragraph-rsid="0009a04a"/>
    </style:style>
    <style:style style:name="P6" style:family="paragraph" style:parent-style-name="Standard">
      <style:text-properties officeooo:rsid="00092513" officeooo:paragraph-rsid="00092513"/>
    </style:style>
    <style:style style:name="P7" style:family="paragraph" style:parent-style-name="Standard">
      <style:text-properties officeooo:rsid="0009a04a" officeooo:paragraph-rsid="0009a04a"/>
    </style:style>
    <style:style style:name="P8" style:family="paragraph" style:parent-style-name="Standard">
      <style:text-properties officeooo:rsid="000a7e71" officeooo:paragraph-rsid="000a7e71"/>
    </style:style>
    <style:style style:name="P9" style:family="paragraph" style:parent-style-name="Standard">
      <style:text-properties officeooo:rsid="000a7e71" officeooo:paragraph-rsid="000f686f"/>
    </style:style>
    <style:style style:name="P10" style:family="paragraph" style:parent-style-name="Standard">
      <style:text-properties officeooo:rsid="000f686f" officeooo:paragraph-rsid="000f686f"/>
    </style:style>
    <style:style style:name="P11" style:family="paragraph" style:parent-style-name="Standard">
      <style:text-properties officeooo:rsid="0010b8d8" officeooo:paragraph-rsid="0010b8d8"/>
    </style:style>
    <style:style style:name="P12" style:family="paragraph" style:parent-style-name="Standard">
      <style:text-properties officeooo:rsid="0010b8d8" officeooo:paragraph-rsid="0010b8d8" fo:background-color="#ffff00"/>
    </style:style>
    <style:style style:name="P13" style:family="paragraph" style:parent-style-name="Standard">
      <style:text-properties officeooo:rsid="000a7e71" officeooo:paragraph-rsid="000f686f" fo:background-color="#ffff00"/>
    </style:style>
    <style:style style:name="P14" style:family="paragraph" style:parent-style-name="Standard">
      <style:text-properties officeooo:rsid="00057ba3" officeooo:paragraph-rsid="00057ba3" fo:background-color="#ffff00"/>
    </style:style>
    <style:style style:name="P15" style:family="paragraph" style:parent-style-name="Standard">
      <style:text-properties officeooo:rsid="00057ba3" officeooo:paragraph-rsid="0010e1e5" fo:background-color="#ffff00"/>
    </style:style>
    <style:style style:name="P16" style:family="paragraph" style:parent-style-name="Standard">
      <style:text-properties officeooo:rsid="00057ba3" officeooo:paragraph-rsid="0010e4c9" fo:background-color="#ffff00"/>
    </style:style>
    <style:style style:name="P17" style:family="paragraph" style:parent-style-name="Standard">
      <style:text-properties officeooo:rsid="00057ba3" officeooo:paragraph-rsid="0006d71f" fo:background-color="#ffff00"/>
    </style:style>
    <style:style style:name="P18" style:family="paragraph" style:parent-style-name="Standard">
      <style:text-properties officeooo:rsid="0010e1e5" officeooo:paragraph-rsid="0010e1e5" fo:background-color="#ffff00"/>
    </style:style>
    <style:style style:name="P19" style:family="paragraph" style:parent-style-name="Standard">
      <style:text-properties officeooo:rsid="0016ae96" officeooo:paragraph-rsid="0016ae96"/>
    </style:style>
    <style:style style:name="P20" style:family="paragraph" style:parent-style-name="Standard">
      <style:text-properties officeooo:rsid="001850d3" officeooo:paragraph-rsid="001850d3"/>
    </style:style>
    <style:style style:name="P21" style:family="paragraph" style:parent-style-name="Standard">
      <style:text-properties fo:font-weight="bold" officeooo:rsid="0016ae96" officeooo:paragraph-rsid="0016ae96" style:font-weight-asian="bold" style:font-weight-complex="bold"/>
    </style:style>
    <style:style style:name="P22" style:family="paragraph" style:parent-style-name="Standard">
      <style:text-properties fo:font-weight="bold" officeooo:rsid="001850d3" officeooo:paragraph-rsid="001850d3" style:font-weight-asian="bold" style:font-weight-complex="bold"/>
    </style:style>
    <style:style style:name="P23" style:family="paragraph" style:parent-style-name="Standard">
      <style:text-properties fo:font-weight="bold" officeooo:rsid="001a3d57" officeooo:paragraph-rsid="001a3d57" style:font-weight-asian="bold" style:font-weight-complex="bold"/>
    </style:style>
    <style:style style:name="P24" style:family="paragraph" style:parent-style-name="Standard">
      <style:text-properties officeooo:rsid="001a3d57" officeooo:paragraph-rsid="001a3d57"/>
    </style:style>
    <style:style style:name="P25" style:family="paragraph" style:parent-style-name="Standard">
      <style:text-properties officeooo:rsid="001bc531" officeooo:paragraph-rsid="000a7e71" fo:background-color="#ffff00"/>
    </style:style>
    <style:style style:name="P26" style:family="paragraph" style:parent-style-name="Standard">
      <style:text-properties officeooo:rsid="001bc531" officeooo:paragraph-rsid="001bc531" fo:background-color="#ffff00"/>
    </style:style>
    <style:style style:name="T1" style:family="text">
      <style:text-properties officeooo:rsid="00057ba3"/>
    </style:style>
    <style:style style:name="T2" style:family="text">
      <style:text-properties officeooo:rsid="0006d71f"/>
    </style:style>
    <style:style style:name="T3" style:family="text">
      <style:text-properties officeooo:rsid="00092513"/>
    </style:style>
    <style:style style:name="T4" style:family="text">
      <style:text-properties officeooo:rsid="0009a04a"/>
    </style:style>
    <style:style style:name="T5" style:family="text">
      <style:text-properties officeooo:rsid="000a7e71"/>
    </style:style>
    <style:style style:name="T6" style:family="text">
      <style:text-properties officeooo:rsid="000b677f"/>
    </style:style>
    <style:style style:name="T7" style:family="text">
      <style:text-properties officeooo:rsid="000c65f8"/>
    </style:style>
    <style:style style:name="T8" style:family="text">
      <style:text-properties officeooo:rsid="000d0a34"/>
    </style:style>
    <style:style style:name="T9" style:family="text">
      <style:text-properties officeooo:rsid="000e555f"/>
    </style:style>
    <style:style style:name="T10" style:family="text">
      <style:text-properties officeooo:rsid="0010b8d8"/>
    </style:style>
    <style:style style:name="T11" style:family="text">
      <style:text-properties officeooo:rsid="0010e1e5"/>
    </style:style>
    <style:style style:name="T12" style:family="text">
      <style:text-properties officeooo:rsid="0010e4c9"/>
    </style:style>
    <style:style style:name="T13" style:family="text">
      <style:text-properties officeooo:rsid="0016ae96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1bc531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- crear unha base chamda basex</text:p>
      <text:p text:style-name="P11"/>
      <text:p text:style-name="P12">create database basex</text:p>
      <text:p text:style-name="P11"/>
      <text:p text:style-name="P9">-conectarse a base basex como usuario postgres </text:p>
      <text:p text:style-name="P9"/>
      <text:p text:style-name="P13">\c basex postgres;</text:p>
      <text:p text:style-name="P9"/>
      <text:p text:style-name="P9">-lanzar os seguint<text:span text:style-name="T10">e</text:span>s comandos: </text:p>
      <text:p text:style-name="P9"><text:tab/>revoke create on schema public from public;</text:p>
      <text:p text:style-name="P9"><text:tab/>revoke connect on database basex from public;</text:p>
      <text:p text:style-name="P1"/>
      <text:p text:style-name="P10">A <text:span text:style-name="T10">c</text:span>ontinuacion , aparte do que se pide lanzar os comandos que sexan necesarios e<text:span text:style-name="T10"> </text:span>que non se piden .</text:p>
      <text:p text:style-name="P1">crear <text:span text:style-name="T2">tres</text:span> usuarios : u1 , u2<text:span text:style-name="T2">, u3 <text:s/>con contrasinais u1,u2,u3 respectivamente</text:span></text:p>
      <text:p text:style-name="P15">create user u1 with password 'u1';</text:p>
      <text:p text:style-name="P15">create user u<text:span text:style-name="T11">2</text:span> with password 'u<text:span text:style-name="T11">2</text:span>';</text:p>
      <text:p text:style-name="P15">create user u<text:span text:style-name="T11">3</text:span> with password 'u<text:span text:style-name="T11">3</text:span>';</text:p>
      <text:p text:style-name="P15"/>
      <text:p text:style-name="P1">crear <text:span text:style-name="T6">estes </text:span>dous esquemas <text:span text:style-name="T6">na base basex</text:span>: </text:p>
      <text:p text:style-name="P1"><text:tab/>e1 <text:s/>propiedade de u1</text:p>
      <text:p text:style-name="P18">create schema e1;</text:p>
      <text:p text:style-name="P18">alter schema e1 owner to u1;</text:p>
      <text:p text:style-name="P1"><text:tab/>e2 <text:s/>propiedade de u2</text:p>
      <text:p text:style-name="P18">create schema e2;</text:p>
      <text:p text:style-name="P18">alter schema e2 owner to u2;</text:p>
      <text:p text:style-name="P2"><text:span text:style-name="T2"><text:s text:c="12"/></text:span>e<text:span text:style-name="T2">3</text:span> <text:s/>propiedade de u<text:span text:style-name="T2">3</text:span></text:p>
      <text:p text:style-name="P18">create schema e3;</text:p>
      <text:p text:style-name="P18">alter schema e3 owner to u3;</text:p>
      <text:p text:style-name="P18"/>
      <text:p text:style-name="P1">o usuario u1 debe crear una taboa no seu esquema e1 <text:s/>chamada basex_e1_u1_t1 con dous campos: codigo e nome , de tipos integer e varchar(20) respectivamente </text:p>
      <text:p text:style-name="P1"/>
      <text:p text:style-name="P14">grant connect ON DATABASE basex TO u1;</text:p>
      <text:p text:style-name="P14">\c basex u1;</text:p>
      <text:p text:style-name="P14">create table e1.basex_e1_u1_t1 (codigo integer,nome varchar(20));</text:p>
      <text:p text:style-name="P1"/>
      <text:p text:style-name="P1">o usuario u2 debe crear una taboa no seu esquema e2 chamada basex_e2_u2_t1con dous campos: codigo e nome , de tipos integer e varchar(20) respectivamente</text:p>
      <text:p text:style-name="P1"/>
      <text:p text:style-name="P16">grant connect ON DATABASE basex TO u<text:span text:style-name="T12">2</text:span>;</text:p>
      <text:p text:style-name="P16">\c basex u<text:span text:style-name="T12">2</text:span>;</text:p>
      <text:p text:style-name="P16">create table e<text:span text:style-name="T12">2</text:span>.basex_e<text:span text:style-name="T12">2</text:span>_u<text:span text:style-name="T12">2</text:span>_t1 (codigo integer,nome varchar(20));</text:p>
      <text:p text:style-name="P1"/>
      <text:p text:style-name="P1">Dar os seguintes permisos sen usar o usario postgres mais que o imprescindible : </text:p>
      <text:p text:style-name="P1">registrar todos os comandos que sexa nec<text:span text:style-name="T2">e</text:span>sario aplicar <text:span text:style-name="T2">para cada operacion</text:span>: </text:p>
      <text:p text:style-name="P1">1)o usuario u2 debe dar permiso ao usuario u1 <text:s/>para poder facer select na taboa basex_e2_u2_t1 </text:p>
      <text:p text:style-name="P2"/>
      <text:p text:style-name="P17">grant usage on schema e2 to u1;</text:p>
      <text:p text:style-name="P17">grant select on e2.basex_e2_u2_t1 to u1;</text:p>
      <text:p text:style-name="P2"/>
      <text:p text:style-name="P2"/>
      <text:p text:style-name="P2"><text:soft-page-break/>2)o usuario u<text:span text:style-name="T2">1</text:span> debe dar permiso ao usuario u<text:span text:style-name="T2">2</text:span> <text:s/>para poder <text:s/><text:span text:style-name="T2">facer </text:span>select <text:s/>na taboa basex_e1_u1_t1</text:p>
      <text:p text:style-name="P2"/>
      <text:p text:style-name="P17">\c basex u1;</text:p>
      <text:p text:style-name="P17">grant usage on schema e1 to u2;</text:p>
      <text:p text:style-name="P17">grant select on e1.basex_e1_u1_t1 to u2;</text:p>
      <text:p text:style-name="P2"/>
      <text:p text:style-name="P2">3)o usuario u<text:span text:style-name="T2">1</text:span> debe dar permiso ao usuario u<text:span text:style-name="T2">2</text:span> <text:s/>para poder <text:s/><text:span text:style-name="T2">facer</text:span> insert <text:s text:c="2"/>na taboa basex_e1_u1_t1 <text:span text:style-name="T2">ca </text:span><text:s/>capacidad de administrar dito permiso </text:p>
      <text:p text:style-name="P2"/>
      <text:p text:style-name="P17">grant usage on schema e1 to u2 with grant option;</text:p>
      <text:p text:style-name="P17">grant insert on e1.basex_e1_u1_t1 to u2 with grant option;</text:p>
      <text:p text:style-name="P2"/>
      <text:p text:style-name="P4">4) o usuario u2 debe <text:span text:style-name="T1">dar permiso ao usuario u</text:span>3<text:span text:style-name="T1"> <text:s/>para poder <text:s/></text:span>facer<text:span text:style-name="T1"> insert <text:s text:c="2"/>na taboa basex_e1_u1_t1</text:span></text:p>
      <text:p text:style-name="P1"/>
      <text:p text:style-name="P14">\c basex u2;</text:p>
      <text:p text:style-name="P14">grant usage on schema e1 to u3;</text:p>
      <text:p text:style-name="P14">grant insert on e1.basex_e1_u1_t1 to u3;</text:p>
      <text:p text:style-name="P1"/>
      <text:p text:style-name="P1"/>
      <text:p text:style-name="P6">Se todo esta ben feito as seguintes operacions deberían dar os seguintes resultados:</text:p>
      <text:p text:style-name="P8"/>
      <text:p text:style-name="P8"/>
      <text:p text:style-name="P6"/>
      <text:p text:style-name="P6">a)conectado como usuario u1:</text:p>
      <text:p text:style-name="P6">insert into <text:s/><text:span text:style-name="T4">e1.</text:span><text:span text:style-name="T1">basex_e1_u1_t1</text:span> values (1,'<text:span text:style-name="T4">lila</text:span>') ;</text:p>
      <text:p text:style-name="P6">ok</text:p>
      <text:p text:style-name="P6">insert into <text:s/><text:span text:style-name="T4">e1.</text:span><text:span text:style-name="T1">basex_e1_u1_t1</text:span> values (2,'<text:span text:style-name="T4">rosa</text:span>');</text:p>
      <text:p text:style-name="P6">ok</text:p>
      <text:p text:style-name="P6"/>
      <text:p text:style-name="P6">b) conectado como usuario u2:</text:p>
      <text:p text:style-name="P1"><text:span text:style-name="T3">insert into <text:s/></text:span><text:span text:style-name="T4">e2.</text:span>basex_e2_u2_t1<text:span text:style-name="T3"> values (1,'moto');</text:span></text:p>
      <text:p text:style-name="P6">ok</text:p>
      <text:p text:style-name="P1"><text:span text:style-name="T3">insert into <text:s/></text:span><text:span text:style-name="T4">e2.</text:span>basex_e2_u2_t1<text:span text:style-name="T3"> values (2,'coche');</text:span></text:p>
      <text:p text:style-name="P6">ok</text:p>
      <text:p text:style-name="P6">select * from <text:span text:style-name="T4">e1.</text:span><text:span text:style-name="T1">basex_e1_u1_t1</text:span> <text:span text:style-name="T7">;</text:span></text:p>
      <text:p text:style-name="P7">ok</text:p>
      <text:p text:style-name="P7">insert <text:s/>into e1.<text:span text:style-name="T1">basex_e1_u1_t1</text:span> values (3,'clavel');</text:p>
      <text:p text:style-name="P7">ok </text:p>
      <text:p text:style-name="P7">update <text:s/>e1.<text:span text:style-name="T1">basex_e1_u1_t1</text:span> set nome='azalea' where codigo=1;</text:p>
      <text:p text:style-name="P7">NON</text:p>
      <text:p text:style-name="P7"/>
      <text:p text:style-name="P7">c) conectado como usuario u1;</text:p>
      <text:p text:style-name="P3"><text:span text:style-name="T3">insert into <text:s/></text:span><text:span text:style-name="T4">e2.</text:span>basex_e2_u2_t1<text:span text:style-name="T3"> values (</text:span><text:span text:style-name="T4">3</text:span><text:span text:style-name="T3">,'</text:span><text:span text:style-name="T4">camion</text:span><text:span text:style-name="T3">');</text:span></text:p>
      <text:p text:style-name="P7">NON</text:p>
      <text:p text:style-name="P7">select * from <text:s/>e2.<text:span text:style-name="T1">basex_e2_u2_t1</text:span><text:span text:style-name="T3"> </text:span>;</text:p>
      <text:p text:style-name="P7">ok</text:p>
      <text:p text:style-name="P7"/>
      <text:p text:style-name="P7">d)conec<text:span text:style-name="T9">ta</text:span>do como o usuario u3:</text:p>
      <text:p text:style-name="P5"><text:span text:style-name="T4">insert <text:s/>into </text:span><text:span text:style-name="T9">e1.</text:span><text:span text:style-name="T1">basex_e1_u1_t1</text:span><text:span text:style-name="T4"> values (4,'pensam</text:span><text:span text:style-name="T8">e</text:span><text:span text:style-name="T4">ento')</text:span><text:span text:style-name="T5">;</text:span></text:p>
      <text:p text:style-name="P8">ok</text:p>
      <text:p text:style-name="P8"/>
      <text:p text:style-name="P8"/>
      <text:p text:style-name="P8"><text:soft-page-break/><text:span text:style-name="T4">select * from </text:span><text:s text:c="2"/><text:span text:style-name="T9">e1.</text:span><text:span text:style-name="T1">basex_e1_u1_t1</text:span>;</text:p>
      <text:p text:style-name="P8">NON</text:p>
      <text:p text:style-name="P8"/>
      <text:p text:style-name="P8"/>
      <text:p text:style-name="P8"/>
      <text:p text:style-name="P19">\z e1.*</text:p>
      <text:p text:style-name="P21">privilegio de tabale:</text:p>
      <text:p text:style-name="P19">baesx= select * from information_shema.table_privileges where grantee='u2'; </text:p>
      <text:p text:style-name="P19"><text:s/></text:p>
      <text:p text:style-name="P22">el usurio u2 que privilegio tiene sobre la tabla</text:p>
      <text:p text:style-name="P20">select grantor ,grantee, table_shema,table_name,privilege_type,is_grantable <text:span text:style-name="T13">from information_shema.table_privileges where grantee='u2'; </text:span></text:p>
      <text:p text:style-name="P19"/>
      <text:p text:style-name="P23">privilegioo:</text:p>
      <text:p text:style-name="P24">gran select (nome) on <text:s text:c="2"/>e1.basex_e1_u1_t1 to u3 <text:s/>=<text:span text:style-name="T14">el useruio 1 le dan a usuario 3 un select en la table </text:span></text:p>
      <text:p text:style-name="P24">\z e1.*</text:p>
      <text:p text:style-name="P8"/>
      <text:p text:style-name="P8"/>
      <text:p text:style-name="P8"/>
      <text:p text:style-name="P8">REVOKE CREATE ON SCHEMA public FROM PUBLIC; <text:span text:style-name="T15">es quitar el permiso a public y no deja crear esquema</text:span></text:p>
      <text:p text:style-name="P25"/>
      <text:p text:style-name="P26">con el usuairo postgrest :</text:p>
      <text:p text:style-name="P26">basex: create role readonly;</text:p>
      <text:p text:style-name="P26">CREATE ROLE</text:p>
      <text:p text:style-name="P26"/>
      <text:p text:style-name="P26">\du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7:41:33.507088021</meta:creation-date>
    <dc:date>2023-05-04T14:40:37.521025991</dc:date>
    <meta:editing-duration>PT1H10M40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3" meta:paragraph-count="87" meta:word-count="557" meta:character-count="3552" meta:non-whitespace-character-count="3020"/>
  </office:meta>
</office:document-meta>
</file>